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venir Heavy" svg:font-family="'Avenir Heavy'" style:font-family-generic="roman" style:font-pitch="variable"/>
    <style:font-face style:name="Cambria" svg:font-family="Cambria" style:font-family-generic="roman" style:font-pitch="variable"/>
    <style:font-face style:name="Dosis Light" svg:font-family="'Dosis Light'" style:font-family-generic="roman" style:font-pitch="variable"/>
    <style:font-face style:name="Dosis Regular" svg:font-family="'Dosis Regular'" style:font-family-generic="roman" style:font-pitch="variable"/>
    <style:font-face style:name="Open Sans" svg:font-family="'Open Sans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8255" officeooo:paragraph-rsid="001b8255" style:font-weight-asian="bold" style:font-weight-complex="bold"/>
    </style:style>
    <style:style style:name="P2" style:family="paragraph" style:parent-style-name="Standard">
      <style:text-properties officeooo:rsid="001b8255" officeooo:paragraph-rsid="001b8255"/>
    </style:style>
    <style:style style:name="P3" style:family="paragraph" style:parent-style-name="Standard">
      <style:text-properties officeooo:paragraph-rsid="001b8255"/>
    </style:style>
    <style:style style:name="P4" style:family="paragraph" style:parent-style-name="Standard">
      <style:text-properties fo:font-size="13pt" fo:font-weight="bold" officeooo:rsid="001d8ce8" officeooo:paragraph-rsid="001d8ce8" style:font-size-asian="13pt" style:font-weight-asian="bold" style:font-size-complex="13pt"/>
    </style:style>
    <style:style style:name="P5" style:family="paragraph" style:parent-style-name="Standard">
      <style:text-properties officeooo:rsid="001d8ce8" officeooo:paragraph-rsid="001d8ce8"/>
    </style:style>
    <style:style style:name="P6" style:family="paragraph" style:parent-style-name="Standard" style:master-page-name="Standard">
      <style:paragraph-properties style:page-number="auto"/>
      <style:text-properties officeooo:rsid="001b8255" officeooo:paragraph-rsid="001b8255"/>
    </style:style>
    <style:style style:name="P7" style:family="paragraph" style:parent-style-name="Frame_20_contents">
      <style:text-properties fo:color="#ffffff" officeooo:rsid="001b8255" officeooo:paragraph-rsid="001b8255"/>
    </style:style>
    <style:style style:name="T1" style:family="text">
      <style:text-properties officeooo:rsid="001b0b6b"/>
    </style:style>
    <style:style style:name="T2" style:family="text">
      <style:text-properties officeooo:rsid="001b825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letter-spacing="0.032cm"/>
    </style:style>
    <style:style style:name="T6" style:family="text">
      <style:text-properties officeooo:rsid="001d8ce8"/>
    </style:style>
    <style:style style:name="fr1" style:family="graphic" style:parent-style-name="Frame">
      <style:graphic-properties fo:margin-left="0.6cm" fo:margin-right="0.199cm" fo:margin-top="0.4cm" fo:margin-bottom="0.4cm" style:vertical-pos="from-top" style:vertical-rel="page" style:horizontal-pos="from-left" style:horizontal-rel="page" fo:background-color="#729fcf" style:background-transparency="0%" draw:fill="solid" fo:padding="0.4cm" fo:border="0.06pt solid #729fcf" style:shadow="none" draw:shadow-opacity="100%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0.22cm" svg:y="0.951cm" svg:width="10.776cm" draw:z-index="0">
        <draw:text-box fo:min-height="1.531cm">
          <text:p text:style-name="P7"><text:span text:style-name="T5">MUSTERSTADT</text:span> <text:span text:style-name="T4">Oparlhausen</text:span></text:p>
        </draw:text-box>
      </draw:frame>
      <text:p text:style-name="P6">Der Oberbürgermeister</text:p>
      <text:p text:style-name="Standard"/>
      <text:p text:style-name="Standard"/>
      <text:p text:style-name="P2">Geschäftsführung Hauptausschuss<text:line-break/>Frau Muster<text:line-break/></text:p>
      <text:p text:style-name="P2"/>
      <text:p text:style-name="P2">Datum: <text:span text:style-name="T6">8</text:span>. <text:span text:style-name="T6">Januar</text:span> 201<text:span text:style-name="T6">4</text:span></text:p>
      <text:p text:style-name="Standard"/>
      <text:p text:style-name="Standard"/>
      <text:p text:style-name="Standard"/>
      <text:p text:style-name="P4">Niederschrift</text:p>
      <text:p text:style-name="Standard"/>
      <text:p text:style-name="P2"><text:span text:style-name="T6">der</text:span> <text:span text:style-name="T3">siebten Sitzung des Hauptausschusses</text:span> in der Wahlperiode 2013/2018 <text:span text:style-name="T6">vom</text:span> Dienstag, dem 7. Januar 2014 <text:span text:style-name="T6">um 9.30 Uhr </text:span>im Rathaus, Raum 123.</text:p>
      <text:p text:style-name="P2"/>
      <text:p text:style-name="P1"><text:span text:style-name="T6">Tagesordnungspunkt </text:span>1: Mitteilungen des Oberbürgermeisters</text:p>
      <text:p text:style-name="P2"/>
      <text:p text:style-name="P5">Der Oberbürgermeister informiert, dass zum einzigen Tagesordnungspunkt dieser Sitzung, dem Teil Mitteilungen, keine Mitteilungen seinerseits vorliegen.</text:p>
      <text:p text:style-name="P5"/>
      <text:p text:style-name="P5">Die Sitzung wird anschließend für beendet erklärt.</text:p>
      <text:p text:style-name="P2"/>
      <text:p text:style-name="P5">Ende der Sitzung: 19.30 Uhr.</text:p>
      <text:p text:style-name="Standard"/>
      <text:p text:style-name="P3"><text:span text:style-name="T2">gez.</text:span></text:p>
      <text:p text:style-name="P3"/>
      <text:p text:style-name="P2">Der Oberbürgermeister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Avenir Heavy" svg:font-family="'Avenir Heavy'" style:font-family-generic="roman" style:font-pitch="variable"/>
    <style:font-face style:name="Cambria" svg:font-family="Cambria" style:font-family-generic="roman" style:font-pitch="variable"/>
    <style:font-face style:name="Dosis Light" svg:font-family="'Dosis Light'" style:font-family-generic="roman" style:font-pitch="variable"/>
    <style:font-face style:name="Dosis Regular" svg:font-family="'Dosis Regular'" style:font-family-generic="roman" style:font-pitch="variable"/>
    <style:font-face style:name="Open Sans" svg:font-family="'Open Sans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de" fo:country="DE" style:letter-kerning="true" style:font-name-asian="SimSun" style:font-size-asian="12pt" style:language-asian="de" style:country-asian="DE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de" fo:country="DE" style:letter-kerning="true" style:font-name-asian="SimSun" style:font-size-asian="12pt" style:language-asian="de" style:country-asian="DE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font-name="Open Sans" fo:font-family="'Open Sans'" style:font-family-generic="roman" style:font-pitch="variable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000000" style:font-name="Dosis Regular" fo:font-family="'Dosis Regular'" style:font-family-generic="roman" style:font-pitch="variable" fo:font-size="13pt" style:font-size-asian="13pt" style:font-name-complex="Tahoma" style:font-family-complex="Tahoma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Dosis Light" fo:font-family="'Dosis Light'" style:font-family-generic="roman" style:font-pitch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Überschrift_20_2_20_Zeichen" style:display-name="Überschrift 2 Zeichen" style:family="text" style:parent-style-name="Default_20_Paragraph_20_Font">
      <style:text-properties fo:color="#000000" style:font-name="Dosis Regular" fo:font-family="'Dosis Regular'" style:font-family-generic="roman" style:font-pitch="variable" fo:font-size="13pt" style:font-size-asian="13pt" style:font-name-complex="Tahoma" style:font-family-complex="Tahoma" style:font-family-generic-complex="system" style:font-pitch-complex="variable" style:font-size-complex="13pt" style:font-weight-complex="bold"/>
    </style:style>
    <style:style style:name="Kopfzeile_20_Zeichen" style:display-name="Kopfzeile Zeichen" style:family="text" style:parent-style-name="Default_20_Paragraph_20_Font">
      <style:text-properties style:font-name="Open Sans" fo:font-family="'Open Sans'" style:font-family-generic="roman" style:font-pitch="variable" fo:font-size="11pt" style:font-size-asian="11pt"/>
    </style:style>
    <style:style style:name="Fußzeile_20_Zeichen" style:display-name="Fußzeile Zeichen" style:family="text" style:parent-style-name="Default_20_Paragraph_20_Font">
      <style:text-properties style:font-name="Dosis Light" fo:font-family="'Dosis Light'" style:font-family-generic="roman" style:font-pitch="variable" fo:font-size="11pt" style:font-size-asian="11pt"/>
    </style:style>
    <style:style style:name="Internet_20_link" style:display-name="Internet link" style:family="text" style:parent-style-name="Default_20_Paragraph_20_Font">
      <style:text-properties fo:color="#7f7f7f" fo:language="zxx" fo:country="none" style:text-underline-style="none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3cm" fo:margin-bottom="1.24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OParl Beispieldokument – <text:a xlink:type="simple" xlink:href="http://oparl.de/">http://oparl.</text:a><text:a xlink:type="simple" xlink:href="http://oparl.de/">org</text:a><text:a xlink:type="simple" xlink:href="http://oparl.de/">/</text:a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 Steinbach</meta:initial-creator>
    <meta:editing-cycles>8</meta:editing-cycles>
    <meta:creation-date>2014-01-22T17:29:00</meta:creation-date>
    <dc:date>2014-05-27T15:16:25.352363000</dc:date>
    <meta:editing-duration>PT19M33S</meta:editing-duration>
    <meta:generator>LibreOffice/4.2.4.2$MacOSX_X86_64 LibreOffice_project/63150712c6d317d27ce2db16eb94c2f3d7b699f8</meta:generator>
    <meta:document-statistic meta:table-count="0" meta:image-count="0" meta:object-count="0" meta:page-count="1" meta:paragraph-count="13" meta:word-count="74" meta:character-count="612" meta:non-whitespace-character-count="54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